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5495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5" style:family="text">
      <style:text-properties style:text-position="super 58%" fo:font-size="12pt" style:font-size-asian="12pt"/>
    </style:style>
    <style:style style:name="T6" style:family="text">
      <style:text-properties officeooo:rsid="0019549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Mini-Mundo </text:span><text:span text:style-name="T2">:</text:span></text:p>
      <text:p text:style-name="Text_20_body"><text:span text:style-name="T3">A administradora de Imóveis "IMOR Tal" é uma empresa que cuida, principalmente, </text:span><text:span text:style-name="T4">da compra e venda de imóveis residenciais e comerciais</text:span><text:span text:style-name="T3"> no Grande Rio, dentre outras atividades. O atendimento atualmente e demorado e, muitas vezes, incompleto devido a demora no manuseio de muitas fichas, acarretando a perda de muitas oportunidades de negócio. Todos os imóveis são comprados pela imobiliária para, então, serem colocados a venda. A direção da empresa definiu como prioridade automatizar o </text:span><text:span text:style-name="T4">processo de comercialização</text:span><text:span text:style-name="T3"> (compra e venda) </text:span><text:span text:style-name="T4">dos imóveis</text:span><text:span text:style-name="T3">, envolvendo seus proprietários (novos e antigos). A imobiliária considera "proprietário" toda pessoa que participou de um processo de comercialização (compra ou venda) no papel de dono (antigo ou novo). Entre outras informações, o sistema deverá ser capaz de controlar os imóveis comprados, vendidos e os de seu “interesse”(não foram comercializados), e emitir:</text:span></text:p>
      <text:p text:style-name="Text_20_body"><text:span text:style-name="T2">a) <text:s/>Relação de todos os imóveis disponíveis para venda, contendo para cada um: Endereço, Bairro, Área (m</text:span><text:span text:style-name="T5">2</text:span><text:span text:style-name="T2">), descrição, Proprietário antigo (o atual é a administradora) e o Preço Mínimo para venda</text:span></text:p>
      <text:p text:style-name="Text_20_body">b) <text:s/>Relação de todos os imóveis vendidos, por bairro, contendo para cada um: Bairro, Proprietário antigo, Proprietário novo, Preço de venda (ao proprietário novo) e o Preço de compra (pela imobiliária)</text:p>
      <text:p text:style-name="P1">c) <text:s/>Relação dos proprietários que compraram mais de um imóvel na imobiliária (nome, CPF, endereço, telefone)</text:p>
      <text:p text:style-name="P1"><text:span text:style-name="T6">d) </text:span>Relação dos proprietários que venderam mais de um imóvel para a imobiliária (nome, telefo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  <style:text-properties style:font-name="Arial" fo:font-size="11pt" style:font-size-asian="11pt" style:language-asian="pt" style:country-asian="BR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8:44:22.743723734</meta:creation-date>
    <dc:date>2014-03-05T18:46:19.721796930</dc:date>
    <meta:editing-duration>P0D</meta:editing-duration>
    <meta:editing-cycles>1</meta:editing-cycles>
    <meta:document-statistic meta:table-count="0" meta:image-count="0" meta:object-count="0" meta:page-count="1" meta:paragraph-count="6" meta:word-count="229" meta:character-count="1516" meta:non-whitespace-character-count="1290"/>
    <meta:generator>LibreOffice/4.1.2.3$Linux_x86 LibreOffice_project/410m0$Build-3</meta:generator>
  </office:meta>
</office:document-meta>
</file>